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Mono,monospace" svg:font-family="'Roboto Mono,monospace', 'Droid Sans Mono', monospace, monospace, 'Droid Sans Fallback'"/>
  </office:font-face-decls>
  <office:automatic-styles>
    <style:style style:name="P1" style:family="paragraph" style:parent-style-name="Heading_20_4">
      <style:paragraph-properties fo:margin-left="0cm" fo:margin-right="0cm" fo:margin-top="0cm" fo:margin-bottom="0cm" style:contextual-spacing="false" style:line-height-at-least="0.529cm" fo:orphans="2" fo:widows="2" fo:text-indent="0cm" style:auto-text-indent="false" fo:padding="0cm" fo:border="none"/>
      <style:text-properties fo:font-variant="normal" fo:text-transform="none" fo:color="#626262" loext:opacity="100%" style:font-name="Muli" fo:font-size="9.75pt" fo:letter-spacing="normal" fo:font-style="normal" fo:font-weight="normal" loext:padding="0cm" loext:border="none"/>
    </style:style>
    <style:style style:name="P2" style:family="paragraph" style:parent-style-name="Heading_20_5">
      <style:paragraph-properties fo:margin-left="0cm" fo:margin-right="0cm" fo:margin-top="0cm" fo:margin-bottom="0cm" style:contextual-spacing="false" fo:orphans="2" fo:widows="2" fo:text-indent="0cm" style:auto-text-indent="false" fo:padding="0cm" fo:border="none"/>
      <style:text-properties fo:font-variant="normal" fo:text-transform="none" fo:color="#2d2d2d" loext:opacity="100%" style:font-name="Muli" fo:font-size="11.25pt" fo:letter-spacing="normal" fo:font-style="normal" fo:font-weight="normal" loext:padding="0cm" loext:border="none"/>
    </style:style>
    <style:style style:name="P3" style:family="paragraph" style:parent-style-name="Preformatted_20_Text">
      <loext:graphic-properties draw:fill="solid" draw:fill-color="#f5f5f5" draw:opacity="100%"/>
      <style:paragraph-properties fo:margin-left="0cm" fo:margin-right="0cm" fo:margin-top="0cm" fo:margin-bottom="0cm" style:contextual-spacing="false" fo:orphans="2" fo:widows="2" fo:text-indent="0cm" style:auto-text-indent="false" fo:background-color="#f5f5f5" fo:padding="0cm" fo:border="none"/>
    </style:style>
    <style:style style:name="P4" style:family="paragraph" style:parent-style-name="Preformatted_20_Text">
      <loext:graphic-properties draw:fill="solid" draw:fill-color="#f5f5f5" draw:opacity="100%"/>
      <style:paragraph-properties fo:margin-top="0cm" fo:margin-bottom="0cm" style:contextual-spacing="false" fo:orphans="2" fo:widows="2" fo:background-color="#f5f5f5" fo:padding="0cm" fo:border="none"/>
    </style:style>
    <style:style style:name="P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161d2d" loext:opacity="100%" style:font-name="Muli" fo:font-size="13.5pt" fo:letter-spacing="normal" fo:font-style="normal" fo:font-weight="bold" loext:padding="0cm" loext:border="none"/>
    </style:style>
    <style:style style:name="P6" style:family="paragraph" style:parent-style-name="Standard">
      <style:paragraph-properties fo:margin-left="0cm" fo:margin-right="0cm" fo:margin-top="0cm" fo:margin-bottom="0.499cm" style:contextual-spacing="false" fo:orphans="2" fo:widows="2" fo:text-indent="0cm" style:auto-text-indent="false"/>
      <style:text-properties fo:font-variant="normal" fo:text-transform="none" fo:color="#ff8e8e" loext:opacity="100%" style:font-name="Muli" fo:font-size="9pt" fo:letter-spacing="normal" fo:font-style="normal" fo:font-weight="bold" loext:padding="0cm" loext:border="none"/>
    </style:style>
    <style:style style:name="P7" style:family="paragraph" style:parent-style-name="Standard">
      <style:text-properties officeooo:rsid="0008891e" officeooo:paragraph-rsid="0008891e"/>
    </style:style>
    <style:style style:name="P8" style:family="paragraph" style:parent-style-name="Standard">
      <style:paragraph-properties style:line-height-at-least="0.503cm"/>
      <style:text-properties fo:color="#d4d4d4" loext:opacity="100%" style:font-name="Roboto Mono,monospace" fo:font-size="10.5pt" fo:font-weight="normal" fo:background-color="#1e1e1e"/>
    </style:style>
    <style:style style:name="P9" style:family="paragraph" style:parent-style-name="Standard">
      <style:text-properties fo:color="#d4d4d4" loext:opacity="100%" style:font-name="Roboto Mono,monospace" fo:font-size="10.5pt" fo:font-weight="normal" officeooo:rsid="0008891e" officeooo:paragraph-rsid="0008891e" fo:background-color="#1e1e1e"/>
    </style:style>
    <style:style style:name="P10" style:family="paragraph" style:parent-style-name="Standard">
      <style:paragraph-properties style:line-height-at-least="0.503cm"/>
      <style:text-properties fo:color="#ffffff" loext:opacity="100%" style:font-name="Roboto Mono,monospace" fo:font-size="10.5pt" fo:font-weight="normal" fo:background-color="#1e1e1e"/>
    </style:style>
    <style:style style:name="P11" style:family="paragraph" style:parent-style-name="Standard">
      <style:paragraph-properties fo:margin-top="0cm" fo:margin-bottom="0.499cm" style:contextual-spacing="false" style:line-height-at-least="0.503cm"/>
    </style:style>
    <style:style style:name="P12" style:family="paragraph" style:parent-style-name="Standard">
      <style:paragraph-properties style:line-height-at-least="0.503cm"/>
    </style:style>
    <style:style style:name="T1" style:family="text">
      <style:text-properties fo:font-variant="normal" fo:text-transform="none" fo:color="#626262" loext:opacity="100%" style:font-name="Muli" fo:font-size="9.75pt" fo:letter-spacing="normal" fo:font-style="normal" fo:font-weight="normal" loext:padding="0cm" loext:border="none"/>
    </style:style>
    <style:style style:name="T2" style:family="text">
      <style:text-properties fo:color="#ff79c6" loext:opacity="100%"/>
    </style:style>
    <style:style style:name="T3" style:family="text">
      <style:text-properties fo:color="#50fa7b" loext:opacity="100%"/>
    </style:style>
    <style:style style:name="T4" style:family="text">
      <style:text-properties fo:color="#ffffff" loext:opacity="100%"/>
    </style:style>
    <style:style style:name="T5" style:family="text">
      <style:text-properties fo:color="#ffb86c" loext:opacity="100%"/>
    </style:style>
    <style:style style:name="T6" style:family="text">
      <style:text-properties fo:color="#bd93f9" loext:opacity="100%"/>
    </style:style>
    <style:style style:name="T7" style:family="text">
      <style:text-properties fo:color="#f1fa8c"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ahrenheit to Celsius Table</text:p>
      <text:p text:style-name="P6">Send Feedback</text:p>
      <text:h text:style-name="P1" text:outline-level="4"><text:bookmark text:name="given-three-values-start-fahrenheit-value-s-end-fahrenheit-value-e-and-step-size-w-you-need-to-convert-all-fahrenheit-values-from-start-to-end-at-the-gap-of-w-into-their-corresponding-celsius-values-and-print-the-table"/>Given three values - Start Fahrenheit Value (S), End Fahrenheit value (E) and Step Size (W), you need to convert all Fahrenheit values from Start to End at the gap of W, into their corresponding Celsius values and print the table.</text:h>
      <text:h text:style-name="P2" text:outline-level="5"><text:bookmark text:name="input-format"/>Input Format :</text:h>
      <text:p text:style-name="P3"><text:span text:style-name="Source_20_Text"><text:span text:style-name="T1">3 integers - S, E and W respectively </text:span></text:span></text:p>
      <text:h text:style-name="P2" text:outline-level="5"><text:bookmark text:name="output-format"/>Output Format :</text:h>
      <text:p text:style-name="P3"><text:span text:style-name="Source_20_Text"><text:span text:style-name="T1">Fahrenheit to Celsius conversion table. One line for every Fahrenheit and corresponding Celsius value in integer form. The Fahrenheit value and its corresponding Celsius value should be separate by single space.</text:span></text:span></text:p>
      <text:h text:style-name="P2" text:outline-level="5"><text:bookmark text:name="constraints"/>Constraints :</text:h>
      <text:p text:style-name="P3"><text:span text:style-name="Source_20_Text"><text:span text:style-name="T1">0 &lt;= S &lt;= 90</text:span></text:span></text:p>
      <text:p text:style-name="P4"><text:span text:style-name="Source_20_Text"><text:span text:style-name="T1">S &lt;= E &lt;= <text:s/>900</text:span></text:span></text:p>
      <text:p text:style-name="P4"><text:span text:style-name="Source_20_Text"><text:span text:style-name="T1">0 &lt;= W &lt;= 80 </text:span></text:span></text:p>
      <text:h text:style-name="P2" text:outline-level="5">Sample Input 1:</text:h>
      <text:p text:style-name="P3"><text:span text:style-name="Source_20_Text"><text:span text:style-name="T1">0 </text:span></text:span></text:p>
      <text:p text:style-name="P4"><text:span text:style-name="Source_20_Text"><text:span text:style-name="T1">100 </text:span></text:span></text:p>
      <text:p text:style-name="P4"><text:span text:style-name="Source_20_Text"><text:span text:style-name="T1">20</text:span></text:span></text:p>
      <text:h text:style-name="P2" text:outline-level="5">Sample Output 1:</text:h>
      <text:p text:style-name="P3"><text:span text:style-name="Source_20_Text"><text:span text:style-name="T1">0 <text:s text:c="2"/>-17</text:span></text:span></text:p>
      <text:p text:style-name="P4"><text:span text:style-name="Source_20_Text"><text:span text:style-name="T1">20 <text:s/>-6</text:span></text:span></text:p>
      <text:p text:style-name="P4"><text:span text:style-name="Source_20_Text"><text:span text:style-name="T1">40 <text:s/>4</text:span></text:span></text:p>
      <text:p text:style-name="P4"><text:span text:style-name="Source_20_Text"><text:span text:style-name="T1">60 <text:s/>15</text:span></text:span></text:p>
      <text:p text:style-name="P4"><text:span text:style-name="Source_20_Text"><text:span text:style-name="T1">80 <text:s/>26</text:span></text:span></text:p>
      <text:p text:style-name="P4"><text:span text:style-name="Source_20_Text"><text:span text:style-name="T1">100 37</text:span></text:span></text:p>
      <text:h text:style-name="P2" text:outline-level="5">Sample Input 2:</text:h>
      <text:p text:style-name="P3"><text:span text:style-name="Source_20_Text"><text:span text:style-name="T1">20</text:span></text:span></text:p>
      <text:p text:style-name="P4"><text:span text:style-name="Source_20_Text"><text:span text:style-name="T1">119</text:span></text:span></text:p>
      <text:p text:style-name="P4"><text:span text:style-name="Source_20_Text"><text:span text:style-name="T1">13</text:span></text:span></text:p>
      <text:h text:style-name="P2" text:outline-level="5">Sample Output 2:</text:h>
      <text:p text:style-name="P3"><text:span text:style-name="Source_20_Text"><text:span text:style-name="T1">20 <text:s/>-6</text:span></text:span></text:p>
      <text:p text:style-name="P4"><text:span text:style-name="Source_20_Text"><text:span text:style-name="T1">33 <text:s/>0 </text:span></text:span></text:p>
      <text:p text:style-name="P4"><text:span text:style-name="Source_20_Text"><text:span text:style-name="T1">46 <text:s/>7</text:span></text:span></text:p>
      <text:p text:style-name="P4"><text:span text:style-name="Source_20_Text"><text:span text:style-name="T1">59 <text:s/>15</text:span></text:span></text:p>
      <text:p text:style-name="P4"><text:span text:style-name="Source_20_Text"><text:span text:style-name="T1">72 <text:s/>22</text:span></text:span></text:p>
      <text:p text:style-name="P4"><text:span text:style-name="Source_20_Text"><text:span text:style-name="T1">85 <text:s/>29</text:span></text:span></text:p>
      <text:p text:style-name="P4"><text:span text:style-name="Source_20_Text"><text:span text:style-name="T1">98 <text:s/>36</text:span></text:span></text:p>
      <text:p text:style-name="P4"><text:span text:style-name="Source_20_Text"><text:span text:style-name="T1">111 43</text:span></text:span></text:p>
      <text:h text:style-name="P2" text:outline-level="5">Explanation For Input 2:</text:h>
      <text:p text:style-name="P3"><text:span text:style-name="Source_20_Text"><text:span text:style-name="T1">Start calculating the Celsius values for each Fahrenheit Value which starts from 20. So starting from 20, we need to compute its corresponding Celsius value which computes to -6. We print this information as &lt;Fahrenheit Value&gt; &lt;a single space&gt; &lt;Celsius Value&gt; on each line. Now add 13 to Fahrenheit Value at each step until you reach 119 in this case. You may or may not exactly land on the end value depending on the steps you are taking.</text:span></text:span></text:p>
      <text:p text:style-name="Standard"/>
      <text:p text:style-name="Standard"/>
      <text:p text:style-name="P7">Answer:--</text:p>
      <text:p text:style-name="P7"/>
      <text:p text:style-name="P9"><text:span text:style-name="T2">import</text:span> <text:span text:style-name="T3">java</text:span><text:span text:style-name="T4">.</text:span><text:span text:style-name="T3">util</text:span><text:span text:style-name="T4">.</text:span><text:span text:style-name="T3">Scanner</text:span><text:span text:style-name="T4">;</text:span></text:p>
      <text:p text:style-name="P8"><text:span text:style-name="T2">public</text:span> <text:span text:style-name="T2">class</text:span> <text:span text:style-name="T3">Solution</text:span> <text:span text:style-name="T4">{</text:span></text:p>
      <text:p text:style-name="P11"/>
      <text:p text:style-name="P8"><text:span text:style-name="T2">public</text:span> <text:span text:style-name="T2">static</text:span> <text:span text:style-name="T5">void</text:span> <text:span text:style-name="T3">main</text:span><text:span text:style-name="T4">(</text:span><text:span text:style-name="T3">String</text:span><text:span text:style-name="T4">[]</text:span> <text:span text:style-name="T3">args</text:span><text:span text:style-name="T4">)</text:span> <text:span text:style-name="T4">{</text:span></text:p>
      <text:p text:style-name="P8"><text:span text:style-name="T3">Scanner</text:span> <text:span text:style-name="T3">sc</text:span> <text:span text:style-name="T4">=</text:span> <text:span text:style-name="T2">new</text:span> <text:span text:style-name="T3">Scanner</text:span><text:span text:style-name="T4">(</text:span><text:span text:style-name="T3">System</text:span><text:span text:style-name="T4">.</text:span><text:span text:style-name="T3">in</text:span><text:span text:style-name="T4">);</text:span></text:p>
      <text:p text:style-name="P8"><text:span text:style-name="T5">int</text:span> <text:span text:style-name="T3">S</text:span> <text:span text:style-name="T4">=</text:span> <text:span text:style-name="T3">sc</text:span><text:span text:style-name="T4">.</text:span><text:span text:style-name="T3">nextInt</text:span><text:span text:style-name="T4">();</text:span></text:p>
      <text:p text:style-name="P8"><text:span text:style-name="T5">int</text:span> <text:span text:style-name="T3">E</text:span> <text:span text:style-name="T4">=</text:span> <text:span text:style-name="T3">sc</text:span><text:span text:style-name="T4">.</text:span><text:span text:style-name="T3">nextInt</text:span><text:span text:style-name="T4">();</text:span></text:p>
      <text:p text:style-name="P8"><text:soft-page-break/><text:span text:style-name="T5">int</text:span> <text:span text:style-name="T3">W</text:span> <text:span text:style-name="T4">=</text:span> <text:span text:style-name="T3">sc</text:span><text:span text:style-name="T4">.</text:span><text:span text:style-name="T3">nextInt</text:span><text:span text:style-name="T4">();</text:span></text:p>
      <text:p text:style-name="P8"><text:span text:style-name="T2">while</text:span><text:span text:style-name="T4">(</text:span><text:span text:style-name="T3">S</text:span> <text:span text:style-name="T4">&lt;=</text:span> <text:span text:style-name="T3">E</text:span><text:span text:style-name="T4">)</text:span></text:p>
      <text:p text:style-name="P10">{</text:p>
      <text:p text:style-name="P8"><text:span text:style-name="T5">int</text:span> <text:span text:style-name="T3">cel</text:span> <text:span text:style-name="T4">=</text:span> <text:span text:style-name="T4">(</text:span><text:span text:style-name="T6">5</text:span><text:span text:style-name="T4">*(</text:span><text:span text:style-name="T3">S</text:span><text:span text:style-name="T4">-</text:span><text:span text:style-name="T6">32</text:span><text:span text:style-name="T4">))/</text:span><text:span text:style-name="T6">9</text:span><text:span text:style-name="T4">;</text:span></text:p>
      <text:p text:style-name="P8"><text:span text:style-name="T3">System</text:span><text:span text:style-name="T4">.</text:span><text:span text:style-name="T3">out</text:span><text:span text:style-name="T4">.</text:span><text:span text:style-name="T3">println</text:span><text:span text:style-name="T4">(</text:span><text:span text:style-name="T3">S</text:span><text:span text:style-name="T4">+</text:span><text:span text:style-name="T7">"\t"</text:span><text:span text:style-name="T4">+</text:span><text:span text:style-name="T3">cel</text:span><text:span text:style-name="T4">);</text:span></text:p>
      <text:p text:style-name="P8"><text:span text:style-name="T3">S</text:span><text:span text:style-name="T4">=</text:span><text:span text:style-name="T3">S</text:span><text:span text:style-name="T4">+</text:span><text:span text:style-name="T3">W</text:span><text:span text:style-name="T4">;</text:span></text:p>
      <text:p text:style-name="P10">}</text:p>
      <text:p text:style-name="P10">}</text:p>
      <text:p text:style-name="P12"/>
      <text:p text:style-name="P10">}</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Mono,monospace" svg:font-family="'Roboto Mono,monospace', 'Droid Sans Mono', monospace, monospace, 'Droid Sans Fallb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8T09:51:02.018765685</meta:creation-date>
    <dc:date>2023-07-08T09:51:36.315467935</dc:date>
    <meta:editing-duration>PT36S</meta:editing-duration>
    <meta:editing-cycles>1</meta:editing-cycles>
    <meta:document-statistic meta:table-count="0" meta:image-count="0" meta:object-count="0" meta:page-count="2" meta:paragraph-count="53" meta:word-count="280" meta:character-count="1495" meta:non-whitespace-character-count="1249"/>
    <meta:generator>LibreOffice/7.3.7.2$Linux_X86_64 LibreOffice_project/30$Build-2</meta:generator>
  </office:meta>
</office:document-meta>
</file>